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 Aset</text:p>
          </table:table-cell>
          <table:table-cell office:value-type="string" calcext:value-type="string">
            <text:p>Bentuk Pemanfaatan</text:p>
          </table:table-cell>
          <table:table-cell office:value-type="string" calcext:value-type="string">
            <text:p>Peruntukan</text:p>
          </table:table-cell>
          <table:table-cell office:value-type="string" calcext:value-type="string">
            <text:p>Pusat_kota</text:p>
          </table:table-cell>
          <table:table-cell office:value-type="string" calcext:value-type="string">
            <text:p>Visibilitas</text:p>
          </table:table-cell>
          <table:table-cell office:value-type="string" calcext:value-type="string">
            <text:p>Bangunan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Desa</text:p>
          </table:table-cell>
          <table:table-cell office:value-type="string" calcext:value-type="string">
            <text:p>Kecamatan</text:p>
          </table:table-cell>
          <table:table-cell office:value-type="string" calcext:value-type="string">
            <text:p>Jenis Hak</text:p>
          </table:table-cell>
          <table:table-cell office:value-type="string" calcext:value-type="string">
            <text:p>Jalan</text:p>
          </table:table-cell>
          <table:table-cell office:value-type="string" calcext:value-type="string">
            <text:p>Pengelola</text:p>
          </table:table-cell>
          <table:table-cell office:value-type="string" calcext:value-type="string">
            <text:p>Luas</text:p>
          </table:table-cell>
          <table:table-cell office:value-type="string" calcext:value-type="string">
            <text:p>Bujur</text:p>
          </table:table-cell>
          <table:table-cell office:value-type="string" calcext:value-type="string">
            <text:p>Lintang</text:p>
          </table:table-cell>
          <table:table-cell office:value-type="string" calcext:value-type="string">
            <text:p>Sumber_data</text:p>
          </table:table-cell>
          <table:table-cell office:value-type="string" calcext:value-type="string">
            <text:p>Bujur Desimal</text:p>
          </table:table-cell>
          <table:table-cell office:value-type="string" calcext:value-type="string">
            <text:p>Lintang Desimal</text:p>
          </table:table-cell>
          <table:table-cell office:value-type="string" calcext:value-type="string">
            <text:p>Bujur alun</text:p>
          </table:table-cell>
          <table:table-cell office:value-type="string" calcext:value-type="string">
            <text:p>Lintang alun</text:p>
          </table:table-cell>
          <table:table-cell office:value-type="string" calcext:value-type="string">
            <text:p>Jarak pusat kota</text:p>
          </table:table-cell>
          <table:table-cell office:value-type="string" calcext:value-type="string">
            <text:p>Jarak jalan utam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Sumatra No. 22</text:p>
          </table:table-cell>
          <table:table-cell office:value-type="string" calcext:value-type="string">
            <text:p>Bagian perlengkapan</text:p>
          </table:table-cell>
          <table:table-cell office:value-type="float" office:value="1192" calcext:value-type="float">
            <text:p>1192</text:p>
          </table:table-cell>
          <table:table-cell office:value-type="float" office:value="31369" calcext:value-type="float">
            <text:p>31369</text:p>
          </table:table-cell>
          <table:table-cell office:value-type="float" office:value="37254" calcext:value-type="float">
            <text:p>37254</text:p>
          </table:table-cell>
          <table:table-cell/>
          <table:table-cell office:value-type="float" office:value="111.522816666667" calcext:value-type="float">
            <text:p>111.522816666667</text:p>
          </table:table-cell>
          <table:table-cell office:value-type="float" office:value="7.6209" calcext:value-type="float">
            <text:p>7.6209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Bagu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OJO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Dr. Setia Budi</text:p>
          </table:table-cell>
          <table:table-cell office:value-type="string" calcext:value-type="string">
            <text:p>Mojorejo</text:p>
          </table:table-cell>
          <table:table-cell office:value-type="float" office:value="997" calcext:value-type="float">
            <text:p>997</text:p>
          </table:table-cell>
          <table:table-cell office:value-type="float" office:value="32102" calcext:value-type="float">
            <text:p>32102</text:p>
          </table:table-cell>
          <table:table-cell office:value-type="float" office:value="37965" calcext:value-type="float">
            <text:p>37965</text:p>
          </table:table-cell>
          <table:table-cell/>
          <table:table-cell office:value-type="float" office:value="111.535033333333" calcext:value-type="float">
            <text:p>111.535033333333</text:p>
          </table:table-cell>
          <table:table-cell office:value-type="float" office:value="7.63275" calcext:value-type="float">
            <text:p>7.6327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14060" calcext:value-type="float">
            <text:p>14060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Imam Bonjol Slamet Riadi</text:p>
          </table:table-cell>
          <table:table-cell office:value-type="string" calcext:value-type="string">
            <text:p>Dinas pasar</text:p>
          </table:table-cell>
          <table:table-cell office:value-type="float" office:value="14060" calcext:value-type="float">
            <text:p>14060</text:p>
          </table:table-cell>
          <table:table-cell office:value-type="float" office:value="32258" calcext:value-type="float">
            <text:p>32258</text:p>
          </table:table-cell>
          <table:table-cell office:value-type="float" office:value="37541" calcext:value-type="float">
            <text:p>37541</text:p>
          </table:table-cell>
          <table:table-cell office:value-type="string" calcext:value-type="string">
            <text:p>Sewa - Kota</text:p>
          </table:table-cell>
          <table:table-cell office:value-type="float" office:value="111.537633333333" calcext:value-type="float">
            <text:p>111.537633333333</text:p>
          </table:table-cell>
          <table:table-cell office:value-type="float" office:value="7.62568333333333" calcext:value-type="float">
            <text:p>7.6256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asar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6025" calcext:value-type="float">
            <text:p>6025</text:p>
          </table:table-cell>
          <table:table-cell table:number-columns-repeated="2"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 Pahlawan 33</text:p>
          </table:table-cell>
          <table:table-cell office:value-type="string" calcext:value-type="string">
            <text:p>Bagian Umum</text:p>
          </table:table-cell>
          <table:table-cell office:value-type="float" office:value="6025" calcext:value-type="float">
            <text:p>6025</text:p>
          </table:table-cell>
          <table:table-cell office:value-type="float" office:value="31242" calcext:value-type="float">
            <text:p>31242</text:p>
          </table:table-cell>
          <table:table-cell office:value-type="float" office:value="37483" calcext:value-type="float">
            <text:p>37483</text:p>
          </table:table-cell>
          <table:table-cell office:value-type="string" calcext:value-type="string">
            <text:p>Sewa - Kota</text:p>
          </table:table-cell>
          <table:table-cell office:value-type="float" office:value="111.5207" calcext:value-type="float">
            <text:p>111.5207</text:p>
          </table:table-cell>
          <table:table-cell office:value-type="float" office:value="7.62471666666667" calcext:value-type="float">
            <text:p>7.6247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10390" calcext:value-type="float">
            <text:p>10390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Banjarejo</text:p>
          </table:table-cell>
          <table:table-cell office:value-type="float" office:value="10390" calcext:value-type="float">
            <text:p>10390</text:p>
          </table:table-cell>
          <table:table-cell office:value-type="float" office:value="32306" calcext:value-type="float">
            <text:p>32306</text:p>
          </table:table-cell>
          <table:table-cell office:value-type="float" office:value="39444" calcext:value-type="float">
            <text:p>39444</text:p>
          </table:table-cell>
          <table:table-cell/>
          <table:table-cell office:value-type="float" office:value="111.538433333333" calcext:value-type="float">
            <text:p>111.538433333333</text:p>
          </table:table-cell>
          <table:table-cell office:value-type="float" office:value="7.6574" calcext:value-type="float">
            <text:p>7.657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949" calcext:value-type="float">
            <text:p>394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KEJURO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Blok sawah</text:p>
          </table:table-cell>
          <table:table-cell office:value-type="string" calcext:value-type="string">
            <text:p>Mojorejo</text:p>
          </table:table-cell>
          <table:table-cell office:value-type="float" office:value="7745" calcext:value-type="float">
            <text:p>7745</text:p>
          </table:table-cell>
          <table:table-cell office:value-type="float" office:value="30225" calcext:value-type="float">
            <text:p>30225</text:p>
          </table:table-cell>
          <table:table-cell office:value-type="float" office:value="38133" calcext:value-type="float">
            <text:p>38133</text:p>
          </table:table-cell>
          <table:table-cell/>
          <table:table-cell office:value-type="float" office:value="111.50375" calcext:value-type="float">
            <text:p>111.50375</text:p>
          </table:table-cell>
          <table:table-cell office:value-type="float" office:value="7.63555" calcext:value-type="float">
            <text:p>7.63555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Sawah</text:p>
          </table:table-cell>
          <table:table-cell office:value-type="string" calcext:value-type="string">
            <text:p>Pinggir</text:p>
          </table:table-cell>
          <table:table-cell office:value-type="string" calcext:value-type="string">
            <text:p>Kurang</text:p>
          </table:table-cell>
          <table:table-cell office:value-type="string" calcext:value-type="string">
            <text:p>Tidak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JOSEN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MILIK</text:p>
          </table:table-cell>
          <table:table-cell office:value-type="string" calcext:value-type="string">
            <text:p>Sawah Blok Serandu</text:p>
          </table:table-cell>
          <table:table-cell office:value-type="string" calcext:value-type="string">
            <text:p>Josenan</text:p>
          </table:table-cell>
          <table:table-cell office:value-type="float" office:value="5700" calcext:value-type="float">
            <text:p>5700</text:p>
          </table:table-cell>
          <table:table-cell office:value-type="float" office:value="30473" calcext:value-type="float">
            <text:p>30473</text:p>
          </table:table-cell>
          <table:table-cell office:value-type="float" office:value="40297" calcext:value-type="float">
            <text:p>40297</text:p>
          </table:table-cell>
          <table:table-cell/>
          <table:table-cell office:value-type="float" office:value="111.507883333333" calcext:value-type="float">
            <text:p>111.507883333333</text:p>
          </table:table-cell>
          <table:table-cell office:value-type="float" office:value="7.67161666666667" calcext:value-type="float">
            <text:p>7.6716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831" calcext:value-type="float">
            <text:p>48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Sedang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Sedang</text:p>
          </table:table-cell>
          <table:table-cell office:value-type="float" office:value="27024" calcext:value-type="float">
            <text:p>27024</text:p>
          </table:table-cell>
          <table:table-cell office:value-type="string" calcext:value-type="string">
            <text:p>PANDEAN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ALAN SALAK</text:p>
          </table:table-cell>
          <table:table-cell/>
          <table:table-cell office:value-type="float" office:value="27024" calcext:value-type="float">
            <text:p>27024</text:p>
          </table:table-cell>
          <table:table-cell office:value-type="float" office:value="31910" calcext:value-type="float">
            <text:p>31910</text:p>
          </table:table-cell>
          <table:table-cell office:value-type="float" office:value="38653" calcext:value-type="float">
            <text:p>38653</text:p>
          </table:table-cell>
          <table:table-cell office:value-type="string" calcext:value-type="string">
            <text:p>Sewa Kota</text:p>
          </table:table-cell>
          <table:table-cell office:value-type="float" office:value="111.531833333333" calcext:value-type="float">
            <text:p>111.531833333333</text:p>
          </table:table-cell>
          <table:table-cell office:value-type="float" office:value="7.64421666666667" calcext:value-type="float">
            <text:p>7.64421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362" calcext:value-type="float">
            <text:p>23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Perumahan</text:p>
          </table:table-cell>
          <table:table-cell office:value-type="string" calcext:value-type="string">
            <text:p>Pinggir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8740" calcext:value-type="float">
            <text:p>8740</text:p>
          </table:table-cell>
          <table:table-cell office:value-type="string" calcext:value-type="string">
            <text:p>REJOMULY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Rejomulyo</text:p>
          </table:table-cell>
          <table:table-cell office:value-type="float" office:value="8740" calcext:value-type="float">
            <text:p>8740</text:p>
          </table:table-cell>
          <table:table-cell office:value-type="float" office:value="32566" calcext:value-type="float">
            <text:p>32566</text:p>
          </table:table-cell>
          <table:table-cell office:value-type="float" office:value="37368" calcext:value-type="float">
            <text:p>37368</text:p>
          </table:table-cell>
          <table:table-cell/>
          <table:table-cell office:value-type="float" office:value="111.542766666667" calcext:value-type="float">
            <text:p>111.542766666667</text:p>
          </table:table-cell>
          <table:table-cell office:value-type="float" office:value="7.6228" calcext:value-type="float">
            <text:p>7.6228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KLEGEN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Jl. Hercules</text:p>
          </table:table-cell>
          <table:table-cell office:value-type="string" calcext:value-type="string">
            <text:p>Bagian perlengkapan</text:p>
          </table:table-cell>
          <table:table-cell office:value-type="float" office:value="3614" calcext:value-type="float">
            <text:p>3614</text:p>
          </table:table-cell>
          <table:table-cell office:value-type="float" office:value="32404" calcext:value-type="float">
            <text:p>32404</text:p>
          </table:table-cell>
          <table:table-cell office:value-type="float" office:value="37865" calcext:value-type="float">
            <text:p>37865</text:p>
          </table:table-cell>
          <table:table-cell office:value-type="string" calcext:value-type="string">
            <text:p>Sewa Kota</text:p>
          </table:table-cell>
          <table:table-cell office:value-type="float" office:value="111.540066666667" calcext:value-type="float">
            <text:p>111.540066666667</text:p>
          </table:table-cell>
          <table:table-cell office:value-type="float" office:value="7.63108333333333" calcext:value-type="float">
            <text:p>7.6310833333333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Sewa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Bagu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RO ORO OMBO</text:p>
          </table:table-cell>
          <table:table-cell office:value-type="string" calcext:value-type="string">
            <text:p>KARTOHARJO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Jl. Diponegoro No. 34</text:p>
          </table:table-cell>
          <table:table-cell office:value-type="string" calcext:value-type="string">
            <text:p>DKK</text:p>
          </table:table-cell>
          <table:table-cell office:value-type="float" office:value="754" calcext:value-type="float">
            <text:p>754</text:p>
          </table:table-cell>
          <table:table-cell office:value-type="float" office:value="31782" calcext:value-type="float">
            <text:p>31782</text:p>
          </table:table-cell>
          <table:table-cell office:value-type="float" office:value="37408" calcext:value-type="float">
            <text:p>37408</text:p>
          </table:table-cell>
          <table:table-cell/>
          <table:table-cell office:value-type="float" office:value="111.5297" calcext:value-type="float">
            <text:p>111.5297</text:p>
          </table:table-cell>
          <table:table-cell office:value-type="float" office:value="7.62346666666667" calcext:value-type="float">
            <text:p>7.6234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Ruko</text:p>
          </table:table-cell>
          <table:table-cell office:value-type="string" calcext:value-type="string">
            <text:p>Pusat</text:p>
          </table:table-cell>
          <table:table-cell table:number-columns-repeated="2" office:value-type="string" calcext:value-type="string">
            <text:p>Sedang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BANJAREJO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AKAI</text:p>
          </table:table-cell>
          <table:table-cell/>
          <table:table-cell office:value-type="string" calcext:value-type="string">
            <text:p>UPTD TAMAN</text:p>
          </table:table-cell>
          <table:table-cell office:value-type="float" office:value="599" calcext:value-type="float">
            <text:p>599</text:p>
          </table:table-cell>
          <table:table-cell office:value-type="float" office:value="31787" calcext:value-type="float">
            <text:p>31787</text:p>
          </table:table-cell>
          <table:table-cell office:value-type="float" office:value="38986" calcext:value-type="float">
            <text:p>38986</text:p>
          </table:table-cell>
          <table:table-cell/>
          <table:table-cell office:value-type="float" office:value="111.529783333333" calcext:value-type="float">
            <text:p>111.529783333333</text:p>
          </table:table-cell>
          <table:table-cell office:value-type="float" office:value="7.64976666666667" calcext:value-type="float">
            <text:p>7.6497666666666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709" calcext:value-type="float">
            <text:p>27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kai</text:p>
          </table:table-cell>
          <table:table-cell office:value-type="string" calcext:value-type="string">
            <text:p>Taman</text:p>
          </table:table-cell>
          <table:table-cell office:value-type="string" calcext:value-type="string">
            <text:p>Pusat</text:p>
          </table:table-cell>
          <table:table-cell office:value-type="string" calcext:value-type="string">
            <text:p>Strategis</text:p>
          </table:table-cell>
          <table:table-cell office:value-type="string" calcext:value-type="string">
            <text:p>Kosong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MADIUN LOR</text:p>
          </table:table-cell>
          <table:table-cell office:value-type="string" calcext:value-type="string">
            <text:p>MANGUHARJO</text:p>
          </table:table-cell>
          <table:table-cell office:value-type="string" calcext:value-type="string">
            <text:p>PAKAI</text:p>
          </table:table-cell>
          <table:table-cell office:value-type="string" calcext:value-type="string">
            <text:p>jl.Jawa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31404" calcext:value-type="float">
            <text:p>31404</text:p>
          </table:table-cell>
          <table:table-cell office:value-type="float" office:value="37392" calcext:value-type="float">
            <text:p>37392</text:p>
          </table:table-cell>
          <table:table-cell/>
          <table:table-cell office:value-type="float" office:value="111.5234" calcext:value-type="float">
            <text:p>111.5234</text:p>
          </table:table-cell>
          <table:table-cell office:value-type="float" office:value="7.6232" calcext:value-type="float">
            <text:p>7.62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978" calcext:value-type="float">
            <text:p>9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1:57:32.966866520</meta:creation-date>
    <dc:date>2023-04-11T01:29:23.411972144</dc:date>
    <meta:editing-duration>PT3H31M52S</meta:editing-duration>
    <meta:editing-cycles>1</meta:editing-cycles>
    <meta:document-statistic meta:table-count="1" meta:cell-count="282" meta:object-count="0"/>
    <meta:generator>LibreOffice/7.4.2.3$Linux_X86_64 LibreOffice_project/40$Build-3</meta:generator>
  </office:meta>
</office:document-meta>
</file>